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office:font-face-decls>
  <office:automatic-styles>
    <style:style style:name="P1" style:family="paragraph" style:parent-style-name="Text_20_body">
      <style:paragraph-properties fo:margin-top="0in" fo:margin-bottom="0in" style:contextual-spacing="false" fo:line-height="200%"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177fd4" style:text-blinking="false" fo:background-color="transparent"/>
    </style:style>
    <style:style style:name="P2" style:family="paragraph" style:parent-style-name="Text_20_body">
      <style:paragraph-properties fo:margin-top="0in" fo:margin-bottom="0in" style:contextual-spacing="false" fo:line-height="200%"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177fd4" officeooo:paragraph-rsid="00177fd4" style:text-blinking="false" fo:background-color="transparent"/>
    </style:style>
    <style:style style:name="P3"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177fd4" officeooo:paragraph-rsid="00177fd4" style:text-blinking="false" fo:background-color="transparent"/>
    </style:style>
    <style:style style:name="P4"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1925be" officeooo:paragraph-rsid="001925be" style:text-blinking="false" fo:background-color="transparent"/>
    </style:style>
    <style:style style:name="P5"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rsid="001d688f" officeooo:paragraph-rsid="001d688f" style:text-blinking="false" fo:background-color="transparent" style:font-weight-asian="normal" style:font-weight-complex="normal"/>
    </style:style>
    <style:style style:name="P6"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officeooo:rsid="001925be" officeooo:paragraph-rsid="001925be" style:text-blinking="false" fo:background-color="transparent" style:font-weight-asian="bold" style:font-weight-complex="bold"/>
    </style:style>
    <style:style style:name="P7"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officeooo:rsid="001e3f04" officeooo:paragraph-rsid="001e3f04" style:text-blinking="false" fo:background-color="transparent" style:font-weight-asian="bold" style:font-weight-complex="bold"/>
    </style:style>
    <style:style style:name="T1" style:family="text">
      <style:text-properties officeooo:rsid="00177fd4"/>
    </style:style>
    <style:style style:name="T2" style:family="text">
      <style:text-properties fo:font-weight="normal" style:font-weight-asian="normal" style:font-weight-complex="normal"/>
    </style:style>
    <style:style style:name="T3" style:family="text">
      <style:text-properties officeooo:rsid="001b17dc"/>
    </style:style>
    <style:style style:name="T4" style:family="text">
      <style:text-properties officeooo:rsid="001c1d21"/>
    </style:style>
    <style:style style:name="T5" style:family="text">
      <style:text-properties officeooo:rsid="001c1d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bc88991-7fff-f4d6-8b1b-c54b5d1a3abf"/>Gregory Robertson <text:span text:style-name="T3">and Seth Milojevic</text:span></text:p>
      <text:p text:style-name="P1"><text:span text:style-name="T1">Dr. Xiao</text:span></text:p>
      <text:p text:style-name="P2">Internet Systems Programming</text:p>
      <text:p text:style-name="P2">4 December 2021</text:p>
      <text:p text:style-name="P3">Final Report</text:p>
      <text:p text:style-name="P6">Implementation Details</text:p>
      <text:p text:style-name="P4">We structured the back-end of the server using MariaDB, Node.js with express.js, <text:span text:style-name="T4">and bcrypt for security. For the front-end we used Gatsby, a flavor of React. For the actual design decisions of the website we decided to use an approach that separated all large elements from eachother using abstraction. Our server was the step between our static webpages and our API knowing nothing of either of the implementations of each of them, only knowing to serve webpages and send requests to the API. </text:span><text:span text:style-name="T5">This type of linkage was used to try to inhibit the need to think about how these back-end functionalities would be implemented when working on the front-end. </text:span><text:span text:style-name="T4">Our API is the connection between our server and our database </text:span><text:span text:style-name="T5">and serves the purpose of preventing needing to think about the database connections when working on the functionality of getting requests or serving responses</text:span><text:span text:style-name="T4">. The only piece of our software that was made to understand all of the functionalities of the design was our build process, </text:span><text:span text:style-name="T5">however there is not a very large build step as most things once initialized are able to function standalone.</text:span></text:p>
      <text:p text:style-name="P6">Contributions of Group Members</text:p>
      <text:p text:style-name="P5">Seth worked on the front-end of the website largely focusing on how the API connections would integrate with the functions that the website needed to perform for users. He also focused on the aesthetic design of the website and many of the design decisions regarding UI.</text:p>
      <text:p text:style-name="P5"/>
      <text:p text:style-name="P6">Issues Encountered</text:p>
      <text:p text:style-name="P7"><text:span text:style-name="T2">Getting React to work around scopes where the element is not yet rendered.</text:span></text:p>
      <text:p text:style-name="P6"><text:soft-page-break/>Screenshots</text:p>
      <text:p text:style-name="P6"><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08:32:03.001553964</meta:creation-date>
    <dc:date>2021-12-04T09:08:57.653061818</dc:date>
    <meta:editing-duration>PT16M23S</meta:editing-duration>
    <meta:editing-cycles>5</meta:editing-cycles>
    <meta:generator>LibreOffice/7.2.3.2$Linux_X86_64 LibreOffice_project/20$Build-2</meta:generator>
    <meta:document-statistic meta:table-count="0" meta:image-count="0" meta:object-count="0" meta:page-count="2" meta:paragraph-count="12" meta:word-count="269" meta:character-count="1633" meta:non-whitespace-character-count="1376"/>
  </office:meta>
</office:document-meta>
</file>